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top="0cm" fo:margin-bottom="0.499cm" fo:orphans="2" fo:widows="2"/>
    </style:style>
    <style:style style:name="P9" style:family="paragraph" style:parent-style-name="Preformatted_20_Text">
      <style:paragraph-properties fo:margin-left="1.251cm" fo:margin-right="0cm" fo:margin-top="0cm" fo:margin-bottom="0.499cm" fo:orphans="2" fo:widows="2" fo:text-indent="0cm" style:auto-text-indent="false"/>
    </style:style>
    <style:style style:name="T1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Periódico “El financiero” (México)</text:p>
      <text:p text:style-name="Standard"/>
      <text:p text:style-name="Standard">robots.txt</text:p>
      <text:p text:style-name="P4">User-agent: *</text:p>
      <text:p text:style-name="P2">Disallow: /author/*</text:p>
      <text:p text:style-name="P2">Disallow: /page/latest/*</text:p>
      <text:p text:style-name="P2">Disallow: /nacional/activan-doble-hoy-no-circula-para-este-miercoles.html</text:p>
      <text:p text:style-name="P2">Disallow: /mas/enfoques/inconclusa-remodelacion-del-ste-cedida-a-empresa-publicitaria*</text:p>
      <text:p text:style-name="P2">Disallow: /sociedad/empresa-publicitaria-saca-jugo-a-permisos-en-metrobus-y-tren-ligero*</text:p>
      <text:p text:style-name="P2">Disallow: /opinion/pgr-revisaria-caso-altavista*</text:p>
      <text:p text:style-name="P2">Disallow: /opinion/gobierno-va-por-beneficiados-de-enciclomedia*</text:p>
      <text:p text:style-name="P2">Disallow: */whatsapp$</text:p>
      <text:p text:style-name="P2">Disallow: */twitter$</text:p>
      <text:p text:style-name="P2">Disallow: /index.php*</text:p>
      <text:p text:style-name="P2"># Disallow: *.jpg$</text:p>
      <text:p text:style-name="P2"># Disallow: *.jpeg$</text:p>
      <text:p text:style-name="P2"># Disallow: *.gif$</text:p>
      <text:p text:style-name="P2"># Disallow: *.png$</text:p>
      <text:p text:style-name="P3"/>
      <text:p text:style-name="P2">User-agent: Slurp</text:p>
      <text:p text:style-name="P2">Crawl-delay: 2</text:p>
      <text:p text:style-name="P3"/>
      <text:p text:style-name="P2">Sitemap: http://www.elfinanciero.com.mx/sitemap.xml</text:p>
      <text:p text:style-name="P7">Sitemap: http://www.elfinanciero.com.mx/sitemap-google-news.xml</text:p>
      <text:p text:style-name="P1">2. Periódico “El economista” (México)</text:p>
      <text:p text:style-name="Standard"/>
      <text:p text:style-name="Standard">robots.txt</text:p>
      <text:p text:style-name="P4">User-agent: *</text:p>
      <text:p text:style-name="P2">Allow: /</text:p>
      <text:p text:style-name="P2">Disallow: /89775457</text:p>
      <text:p text:style-name="P2">Sitemap: https://www.eleconomista.com.mx/sitemaps/googlenews.xml</text:p>
      <text:p text:style-name="P2">Sitemap: https://www.eleconomista.com.mx/sitemaps/index.xml</text:p>
      <text:p text:style-name="P2">Sitemap: https://www.eleconomista.com.mx/sitemaps/daily.xml</text:p>
      <text:p text:style-name="P2">Disallow: /arteseideas/Willy-Sousa-artista-o-criminal--20120729-0016.html</text:p>
      <text:p text:style-name="P2">Disallow: /politica/Detienen-a-Willy-Sousa-por-fraude-en-Mexico-en-tus-sentidos-20120725-0098.html </text:p>
      <text:p text:style-name="P2">Disallow: /arteseideas/Que-Mexico-en-tus-sentidos-quedo-a-deber-20110303-0106.html </text:p>
      <text:p text:style-name="P8"><text:span text:style-name="T1">Disallow: /politica/Dictan-formal-prision-a-productor-de-Mexico-en-tus-sentidos-20120728-0021.html</text:span></text:p>
      <text:p text:style-name="P9"><text:span text:style-name="T1">3. </text:span>Periódico “La República” (Colombia)</text:p>
      <text:p text:style-name="P5">robots.txt</text:p>
      <text:p text:style-name="P6">User-agent: Googlebot</text:p>
      <text:p text:style-name="P2">Allow: /</text:p>
      <text:p text:style-name="P3"/>
      <text:p text:style-name="P2">User-agent: Googlebot</text:p>
      <text:p text:style-name="P2">Disallow: /vista-previa/</text:p>
      <text:p text:style-name="P3"/>
      <text:p text:style-name="P2">User-agent: Googlebot-News</text:p>
      <text:p text:style-name="P2">Allow: /</text:p>
      <text:p text:style-name="P3"/>
      <text:p text:style-name="P2"><text:soft-page-break/>User-agent: Googlebot-News</text:p>
      <text:p text:style-name="P2">Disallow: /vista-previa/</text:p>
      <text:p text:style-name="P3"/>
      <text:p text:style-name="P2">User-agent: *</text:p>
      <text:p text:style-name="P2">Allow: /</text:p>
      <text:p text:style-name="P3"/>
      <text:p text:style-name="P2">User-agent: *</text:p>
      <text:p text:style-name="P2">Disallow: /vista-previa/</text:p>
      <text:p text:style-name="P3"/>
      <text:p text:style-name="P3"/>
      <text:p text:style-name="P3"/>
      <text:p text:style-name="P2">Sitemap: https://www.larepublica.co/sitemapindex</text:p>
      <text:p text:style-name="P7">Sitemap: <text:a xlink:type="simple" xlink:href="https://www.larepublica.co/sitemapnews" text:style-name="Internet_20_link" text:visited-style-name="Visited_20_Internet_20_Link">https://www.larepublica.co/sitemapnews</text:a></text:p>
      <text:p text:style-name="P7"><text:tab/>4. Periódico “Portafolio” (Colombia)</text:p>
      <text:p text:style-name="P5">robots.txt</text:p>
      <text:p text:style-name="P6">Sitemap: http://www.portafolio.co/sitemap-index.xml</text:p>
      <text:p text:style-name="P2">Sitemap: http://www.portafolio.co/sitemap-google-news.xml</text:p>
      <text:p text:style-name="P3"/>
      <text:p text:style-name="P2">User-agent: Googlebot</text:p>
      <text:p text:style-name="P2">Allow: /</text:p>
      <text:p text:style-name="P3"/>
      <text:p text:style-name="P2">User-agent: Googlebot-News</text:p>
      <text:p text:style-name="P2">Allow: /</text:p>
      <text:p text:style-name="P3"/>
      <text:p text:style-name="P2">User-agent: *</text:p>
      <text:p text:style-name="P2">Allow: /</text:p>
      <text:p text:style-name="P3"/>
      <text:p text:style-name="P2">User-agent: sitecheck.internetseer.com</text:p>
      <text:p text:style-name="P2">Disallow: /</text:p>
      <text:p text:style-name="P3"/>
      <text:p text:style-name="P2">User-agent: Zealbot</text:p>
      <text:p text:style-name="P2">Disallow: /</text:p>
      <text:p text:style-name="P3"/>
      <text:p text:style-name="P2">User-agent: MSIECrawler</text:p>
      <text:p text:style-name="P2">Disallow: /</text:p>
      <text:p text:style-name="P3"/>
      <text:p text:style-name="P2">User-agent: SiteSnagger</text:p>
      <text:p text:style-name="P2">Disallow: /</text:p>
      <text:p text:style-name="P3"/>
      <text:p text:style-name="P2">User-agent: WebStripper</text:p>
      <text:p text:style-name="P2">Disallow: /</text:p>
      <text:p text:style-name="P3"/>
      <text:p text:style-name="P2">User-agent: WebCopier</text:p>
      <text:p text:style-name="P2">Disallow: /</text:p>
      <text:p text:style-name="P3"/>
      <text:p text:style-name="P2">User-agent: Fetch</text:p>
      <text:p text:style-name="P2">Disallow: /</text:p>
      <text:p text:style-name="P3"/>
      <text:p text:style-name="P2">User-agent: Offline Explorer</text:p>
      <text:p text:style-name="P2">Disallow: /</text:p>
      <text:p text:style-name="P3"/>
      <text:p text:style-name="P2">User-agent: Teleport</text:p>
      <text:p text:style-name="P2">Disallow: /</text:p>
      <text:p text:style-name="P3"/>
      <text:p text:style-name="P2"><text:soft-page-break/>User-agent: TeleportPro</text:p>
      <text:p text:style-name="P2">Disallow: /</text:p>
      <text:p text:style-name="P3"/>
      <text:p text:style-name="P2">User-agent: WebZIP</text:p>
      <text:p text:style-name="P2">Disallow: /</text:p>
      <text:p text:style-name="P3"/>
      <text:p text:style-name="P2">User-agent: linko</text:p>
      <text:p text:style-name="P2">Disallow: /</text:p>
      <text:p text:style-name="P3"/>
      <text:p text:style-name="P2">User-agent: HTTrack</text:p>
      <text:p text:style-name="P2">Disallow: /</text:p>
      <text:p text:style-name="P3"/>
      <text:p text:style-name="P2">User-agent: Microsoft.URL.Control</text:p>
      <text:p text:style-name="P2">Disallow: /</text:p>
      <text:p text:style-name="P3"/>
      <text:p text:style-name="P2">User-agent: Xenu</text:p>
      <text:p text:style-name="P2">Disallow: /</text:p>
      <text:p text:style-name="P3"/>
      <text:p text:style-name="P2">User-agent: larbin</text:p>
      <text:p text:style-name="P2">Disallow: /</text:p>
      <text:p text:style-name="P3"/>
      <text:p text:style-name="P2">User-agent: libwww</text:p>
      <text:p text:style-name="P2">Disallow: /</text:p>
      <text:p text:style-name="P3"/>
      <text:p text:style-name="P2">User-agent: ZyBORG</text:p>
      <text:p text:style-name="P2">Disallow: /</text:p>
      <text:p text:style-name="P3"/>
      <text:p text:style-name="P2">User-agent: Download Ninja</text:p>
      <text:p text:style-name="P2">Disallow: /</text:p>
      <text:p text:style-name="P3"/>
      <text:p text:style-name="P2">User-agent: UbiCrawler</text:p>
      <text:p text:style-name="P2">Disallow: /</text:p>
      <text:p text:style-name="P3"/>
      <text:p text:style-name="P2">User-agent: DOC</text:p>
      <text:p text:style-name="P2">Disallow: /</text:p>
      <text:p text:style-name="P3"/>
      <text:p text:style-name="P2">User-agent: Zao</text:p>
      <text:p text:style-name="P2">Disallow: /</text:p>
      <text:p text:style-name="P3"/>
      <text:p text:style-name="P2">User-agent: Slurp</text:p>
      <text:p text:style-name="P2">Disallow: /</text:p>
      <text:p text:style-name="P3"/>
      <text:p text:style-name="P2">User-agent: Maxthon</text:p>
      <text:p text:style-name="P2">Disallow: /</text:p>
      <text:p text:style-name="P3"/>
      <text:p text:style-name="P2">User-agent: CNCDialer</text:p>
      <text:p text:style-name="P7">Disallow: /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oleta Andrade Méndez</meta:initial-creator>
    <meta:creation-date>2019-04-04T23:35:44.41</meta:creation-date>
    <dc:date>2019-04-04T23:59:19</dc:date>
    <dc:creator>Violeta Andrade Méndez</dc:creator>
    <meta:editing-duration>PT23M39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3" meta:paragraph-count="109" meta:word-count="232" meta:character-count="2764"/>
  </office:meta>
</office:document-meta>
</file>